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38cm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155cm" fo:background-color="transparent" fo:keep-together="auto">
        <style:background-image/>
      </style:table-row-properties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5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20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245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5" style:family="table-row">
      <style:table-row-properties style:min-row-height="0.944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5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5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6" style:family="table-row">
      <style:table-row-properties style:min-row-height="0.3cm" fo:background-color="transparent" fo:keep-together="auto">
        <style:background-image/>
      </style:table-row-properties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0" style:family="table-row">
      <style:table-row-properties style:min-row-height="0.605cm" fo:background-color="transparent" fo:keep-together="auto">
        <style:background-image/>
      </style:table-row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0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0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2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3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4" style:family="paragraph" style:parent-style-name="Standard">
      <style:text-properties officeooo:paragraph-rsid="001c9f96"/>
    </style:style>
    <style:style style:name="P25" style:family="paragraph" style:parent-style-name="Standard">
      <style:text-properties fo:font-size="8pt" officeooo:rsid="01ffa3e6" officeooo:paragraph-rsid="01ffa3e6" style:font-size-asian="8pt" style:font-size-complex="8pt"/>
    </style:style>
    <style:style style:name="P26" style:family="paragraph" style:parent-style-name="Standard">
      <style:text-properties officeooo:paragraph-rsid="01fa5fa1"/>
    </style:style>
    <style:style style:name="P27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8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9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0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2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3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4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6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7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8" style:family="paragraph" style:parent-style-name="Text_20_body">
      <style:paragraph-properties fo:break-before="auto" fo:break-after="auto"/>
    </style:style>
    <style:style style:name="P39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6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0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3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4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5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dfd81" style:font-size-asian="8pt" style:font-size-complex="8pt"/>
    </style:style>
    <style:style style:name="T9" style:family="text">
      <style:text-properties fo:font-size="8pt" officeooo:rsid="01cdc294" style:font-size-asian="8pt" style:font-size-complex="8pt"/>
    </style:style>
    <style:style style:name="T10" style:family="text">
      <style:text-properties fo:font-size="8pt" officeooo:rsid="01dd3b8e" style:font-size-asian="8pt" style:font-size-complex="8pt"/>
    </style:style>
    <style:style style:name="T11" style:family="text">
      <style:text-properties fo:font-size="8pt" officeooo:rsid="0202f86f" style:font-size-asian="8pt" style:font-size-complex="8pt"/>
    </style:style>
    <style:style style:name="T12" style:family="text">
      <style:text-properties fo:font-size="8pt" officeooo:rsid="0204c162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1f549a0" style:font-size-asian="8pt" style:font-size-complex="8pt"/>
    </style:style>
    <style:style style:name="T17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valor_provento" text:name="py3o.line.one.valor_provento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two.valor_provento" text:name="py3o.line.two.valor_provento"/>
        <text:user-field-decl office:value-type="string" office:string-value="line.three.valor_provento" text:name="py3o.line.three.valor_provento"/>
        <text:user-field-decl office:value-type="string" office:string-value="line.one.valor_deducao_fmt" text:name="py3o.line.one.valor_deducao_fmt"/>
        <text:user-field-decl office:value-type="string" office:string-value="line.two.valor_deducao_fmt" text:name="py3o.line.two.valor_deducao_fmt"/>
        <text:user-field-decl office:value-type="string" office:string-value="line.three.valor_deducao_fmt" text:name="py3o.line.three.valor_deducao_fmt"/>
        <text:user-field-decl office:value-type="string" office:string-value="line.one.valor_provento_fmt" text:name="py3o.line.one.valor_provento_fmt"/>
        <text:user-field-decl office:value-type="string" office:string-value="line.two.valor_provento_fmt" text:name="py3o.line.two.valor_provento_fmt"/>
        <text:user-field-decl office:value-type="string" office:string-value="line.three.valor_provento_fmt" text:name="py3o.line.three.valor_provento_fmt"/>
        <text:user-field-decl office:value-type="string" office:string-value="line.round_total_fmt" text:name="py3o.line.round_total_fmt"/>
      </text:user-field-decls>
      <text:p text:style-name="P37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TERMO DE RESCISÃO DE CONTRATO DE TRABALHO - TRCT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5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3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2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2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6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6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6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6"><text:user-field-get text:name="py3o.object.company_id.zip">object.company_id.zip</text:user-field-get></text:p>
          </table:table-cell>
          <table:table-cell table:style-name="Table1.D4" office:value-type="string">
            <text:p text:style-name="P30">08 CNAE</text:p>
            <text:p text:style-name="P30"><text:user-field-get text:name="py3o.object.company_id.cnae">object.company_id.cna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6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3"> </text:span></text:p>
            <text:p text:style-name="P23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39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6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4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2"><text:a xlink:type="simple" xlink:href="py3o://if=%22line.code%20==%20'PAGAMENTO_MES_ANTERIOR'%22" text:style-name="Internet_20_link" text:visited-style-name="Visited_20_Internet_20_Link"><text:span text:style-name="T16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9"><text:user-field-get text:name="py3o.object.contract_id.data_afastamento_fmt">object.contract_id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6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6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19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1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8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14" office:value-type="string">
            <text:p text:style-name="P26"><text:a xlink:type="simple" xlink:href="py3o://for=%22line%20in%20provento_line%22" text:style-name="Internet_20_link" text:visited-style-name="Visited_20_Internet_20_Link"><text:span text:style-name="T11">for="line in provent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0" table:number-columns-spanned="3" office:value-type="string">
            <text:p text:style-name="P49"><text:user-field-get text:name="py3o.line.one.display_name">line.one.display_name</text:user-field-get></text:p>
          </table:table-cell>
          <table:covered-table-cell/>
          <table:covered-table-cell/>
          <table:table-cell table:style-name="Table4.D20" table:number-columns-spanned="2" office:value-type="string">
            <text:p text:style-name="P50"><text:user-field-get text:name="py3o.line.one.valor_provento_fmt">line.one.valor_provento_fmt</text:user-field-get></text:p>
          </table:table-cell>
          <table:covered-table-cell/>
          <table:table-cell table:style-name="Table4.F20" table:number-columns-spanned="4" office:value-type="string">
            <text:p text:style-name="P48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0" office:value-type="string">
            <text:p text:style-name="P46"><text:user-field-get text:name="py3o.line.two.valor_provento_fmt">line.two.valor_provento_fmt</text:user-field-get></text:p>
          </table:table-cell>
          <table:table-cell table:style-name="Table4.K20" table:number-columns-spanned="3" office:value-type="string">
            <text:p text:style-name="P47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0" office:value-type="string">
            <text:p text:style-name="P46"><text:user-field-get text:name="py3o.line.three.valor_provento_fmt">line.three.valor_provento_fmt</text:user-field-get></text:p>
          </table:table-cell>
        </table:table-row>
        <table:table-row table:style-name="Table4.21">
          <table:table-cell table:style-name="Table4.A21" table:number-columns-spanned="14" office:value-type="string">
            <text:p text:style-name="P45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2" table:number-columns-spanned="1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3"><text:a xlink:type="simple" xlink:href="py3o://if=%22line.code%20==%20'BRUTO'%22" text:style-name="Internet_20_link" text:visited-style-name="Visited_20_Internet_20_Link"><text:span text:style-name="T9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2"/>
          </table:table-cell>
          <table:covered-table-cell/>
          <table:covered-table-cell/>
          <table:table-cell table:style-name="Table4.D25" table:number-columns-spanned="2" office:value-type="string">
            <text:p text:style-name="P1"/>
          </table:table-cell>
          <table:covered-table-cell/>
          <table:table-cell table:style-name="Table4.F2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5" office:value-type="string">
            <text:p text:style-name="P2"/>
          </table:table-cell>
          <table:table-cell table:style-name="Table4.K25" table:number-columns-spanned="3" office:value-type="string">
            <text:p text:style-name="P27">TOTAL RESCISÓRIO BRUTO (R$)</text:p>
          </table:table-cell>
          <table:covered-table-cell/>
          <table:covered-table-cell/>
          <table:table-cell table:style-name="Table4.K25" office:value-type="string">
            <text:p text:style-name="P53"><text:user-field-get text:name="py3o.line.round_total_fmt">line.round_total_fmt</text:user-field-get></text:p>
          </table:table-cell>
        </table:table-row>
        <table:table-row table:style-name="Table4.25">
          <table:table-cell table:style-name="Table4.A27" table:number-columns-spanned="14" office:value-type="string">
            <text:p text:style-name="P51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7" table:number-columns-spanned="14" office:value-type="string">
            <text:p text:style-name="P1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6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29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29" table:number-columns-spanned="4" office:value-type="string">
            <text:p text:style-name="P19">Desconto</text:p>
          </table:table-cell>
          <table:covered-table-cell/>
          <table:covered-table-cell/>
          <table:covered-table-cell/>
          <table:table-cell table:style-name="Table4.J29" office:value-type="string">
            <text:p text:style-name="P21"><text:span text:style-name="T1">Valor </text:span><text:span text:style-name="T2">(R$)</text:span></text:p>
          </table:table-cell>
          <table:table-cell table:style-name="Table4.K29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29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3">
          <table:table-cell table:style-name="Table4.A30" table:number-columns-spanned="14" office:value-type="string">
            <text:p text:style-name="P24"><text:a xlink:type="simple" xlink:href="py3o://for=%22line%20in%20deducao_line%22" text:style-name="Internet_20_link" text:visited-style-name="Visited_20_Internet_20_Link"><text:span text:style-name="T12">for="line in deduca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1" table:number-columns-spanned="3" office:value-type="string">
            <text:p text:style-name="P49"><text:user-field-get text:name="py3o.line.one.display_name">line.one.display_name</text:user-field-get></text:p>
          </table:table-cell>
          <table:covered-table-cell/>
          <table:covered-table-cell/>
          <table:table-cell table:style-name="Table4.D31" table:number-columns-spanned="2" office:value-type="string">
            <text:p text:style-name="P50"><text:user-field-get text:name="py3o.line.one.valor_deducao_fmt">line.one.valor_deducao_fmt</text:user-field-get></text:p>
          </table:table-cell>
          <table:covered-table-cell/>
          <table:table-cell table:style-name="Table4.F31" table:number-columns-spanned="4" office:value-type="string">
            <text:p text:style-name="P48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31" office:value-type="string">
            <text:p text:style-name="P46"><text:user-field-get text:name="py3o.line.two.valor_deducao_fmt">line.two.valor_deducao_fmt</text:user-field-get></text:p>
          </table:table-cell>
          <table:table-cell table:style-name="Table4.K31" table:number-columns-spanned="3" office:value-type="string">
            <text:p text:style-name="P47"><text:user-field-get text:name="py3o.line.three.display_name">line.three.display_name</text:user-field-get></text:p>
          </table:table-cell>
          <table:covered-table-cell/>
          <table:covered-table-cell/>
          <table:table-cell table:style-name="Table4.N31" office:value-type="string">
            <text:p text:style-name="P46"><text:user-field-get text:name="py3o.line.three.valor_deducao_fmt">line.three.valor_deducao_fmt</text:user-field-get></text:p>
          </table:table-cell>
        </table:table-row>
        <table:table-row table:style-name="Table4.32">
          <table:table-cell table:style-name="Table4.A32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14" office:value-type="string">
            <text:p text:style-name="P40"><text:a xlink:type="simple" xlink:href="py3o://if=%22line.code%20==%20'TOTAL_DESCONTOS'%22" text:style-name="Internet_20_link" text:visited-style-name="Visited_20_Internet_20_Link"><text:span text:style-name="T8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5" table:number-columns-spanned="3" office:value-type="string">
            <text:p text:style-name="P47"/>
          </table:table-cell>
          <table:covered-table-cell/>
          <table:covered-table-cell/>
          <table:table-cell table:style-name="Table4.D35" table:number-columns-spanned="2" office:value-type="string">
            <text:p text:style-name="P44"/>
          </table:table-cell>
          <table:covered-table-cell/>
          <table:table-cell table:style-name="Table4.F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5" office:value-type="string">
            <text:p text:style-name="P2"/>
          </table:table-cell>
          <table:table-cell table:style-name="Table4.K35" table:number-columns-spanned="3" office:value-type="string">
            <text:p text:style-name="P17">TOTAL DAS DEDUÇÕES <text:span text:style-name="T4">(R$)</text:span></text:p>
          </table:table-cell>
          <table:covered-table-cell/>
          <table:covered-table-cell/>
          <table:table-cell table:style-name="Table4.N35" office:value-type="string">
            <text:p text:style-name="P22"><text:user-field-get text:name="py3o.line.round_total_fmt">line.round_total_fmt</text:user-field-get></text:p>
          </table:table-cell>
        </table:table-row>
        <table:table-row table:style-name="Table4.36">
          <table:table-cell table:style-name="Table4.A36" table:number-columns-spanned="14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6">
          <table:table-cell table:style-name="Table4.A37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8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9" table:number-columns-spanned="14" office:value-type="string">
            <text:p text:style-name="P24"><text:a xlink:type="simple" xlink:href="py3o://if=%22line.code%20==%20'LIQUIDO'%22" text:style-name="Internet_20_link" text:visited-style-name="Visited_20_Internet_20_Link"><text:span text:style-name="T10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0">
          <table:table-cell table:style-name="Table4.A40" table:number-columns-spanned="3" office:value-type="string">
            <text:p text:style-name="P54"/>
          </table:table-cell>
          <table:covered-table-cell/>
          <table:covered-table-cell/>
          <table:table-cell table:style-name="Table4.D40" table:number-columns-spanned="2" office:value-type="string">
            <text:p text:style-name="P2"/>
          </table:table-cell>
          <table:covered-table-cell/>
          <table:table-cell table:style-name="Table4.F4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0" office:value-type="string">
            <text:p text:style-name="P2"/>
          </table:table-cell>
          <table:table-cell table:style-name="Table4.K40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40" office:value-type="string">
            <text:p text:style-name="P22"><text:user-field-get text:name="py3o.line.round_total_fmt">line.round_total_fmt</text:user-field-get></text:p>
          </table:table-cell>
        </table:table-row>
        <table:table-row table:style-name="Table4.36">
          <table:table-cell table:style-name="Table4.A42" table:number-columns-spanned="14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42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6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8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29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03T16:29:38.518722383</dc:date>
    <meta:editing-duration>P5DT15H7M36S</meta:editing-duration>
    <meta:editing-cycles>446</meta:editing-cycles>
    <meta:generator>LibreOffice/5.1.6.2$Linux_X86_64 LibreOffice_project/10m0$Build-2</meta:generator>
    <meta:document-statistic meta:table-count="4" meta:image-count="0" meta:object-count="0" meta:page-count="2" meta:paragraph-count="135" meta:word-count="397" meta:character-count="3727" meta:non-whitespace-character-count="3463"/>
    <meta:user-defined meta:name="decimal_separator">,</meta:user-defined>
    <meta:user-defined meta:name="digit_separator">.</meta:user-defined>
    <meta:user-defined meta:name="float_format">"%.2f"</meta:user-defined>
  </office:meta>
</office:document-meta>
</file>